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9c91" officeooo:paragraph-rsid="000a9c91"/>
    </style:style>
    <style:style style:name="P2" style:family="paragraph" style:parent-style-name="Standard">
      <style:text-properties officeooo:rsid="000b2c5b" officeooo:paragraph-rsid="000b2c5b"/>
    </style:style>
    <style:style style:name="P3" style:family="paragraph" style:parent-style-name="Standard">
      <style:text-properties officeooo:rsid="000b3c70" officeooo:paragraph-rsid="000b3c70"/>
    </style:style>
    <style:style style:name="P4" style:family="paragraph" style:parent-style-name="Standard" style:list-style-name="L1">
      <style:text-properties officeooo:rsid="000b2c5b" officeooo:paragraph-rsid="000b2c5b"/>
    </style:style>
    <style:style style:name="P5" style:family="paragraph" style:parent-style-name="Standard" style:list-style-name="L1">
      <style:text-properties officeooo:rsid="000b3c70" officeooo:paragraph-rsid="000b3c70"/>
    </style:style>
    <style:style style:name="P6" style:family="paragraph" style:parent-style-name="Standard">
      <style:text-properties officeooo:rsid="000b3c70" officeooo:paragraph-rsid="000b3c70"/>
    </style:style>
    <style:style style:name="P7" style:family="paragraph" style:parent-style-name="Standard">
      <style:text-properties officeooo:rsid="000f36d3" officeooo:paragraph-rsid="000f36d3"/>
    </style:style>
    <style:style style:name="P8" style:family="paragraph" style:parent-style-name="Standard" style:list-style-name="L3">
      <style:text-properties officeooo:rsid="000f36d3" officeooo:paragraph-rsid="000f36d3"/>
    </style:style>
    <style:style style:name="P9" style:family="paragraph" style:parent-style-name="Standard" style:list-style-name="L3">
      <style:text-properties officeooo:rsid="001131b7" officeooo:paragraph-rsid="001131b7"/>
    </style:style>
    <style:style style:name="P10" style:family="paragraph" style:parent-style-name="Standard">
      <style:text-properties officeooo:rsid="001131b7" officeooo:paragraph-rsid="001131b7"/>
    </style:style>
    <style:style style:name="P11" style:family="paragraph" style:parent-style-name="Standard" style:list-style-name="L4">
      <style:text-properties officeooo:rsid="0011f1c4" officeooo:paragraph-rsid="0011f1c4"/>
    </style:style>
    <style:style style:name="P12" style:family="paragraph" style:parent-style-name="Standard" style:list-style-name="L4">
      <style:text-properties officeooo:rsid="00126314" officeooo:paragraph-rsid="00126314"/>
    </style:style>
    <style:style style:name="P13" style:family="paragraph" style:parent-style-name="Standard">
      <style:text-properties officeooo:rsid="00126314" officeooo:paragraph-rsid="00126314"/>
    </style:style>
    <style:style style:name="P14" style:family="paragraph" style:parent-style-name="Standard">
      <style:text-properties officeooo:rsid="0012c8fe" officeooo:paragraph-rsid="0012c8fe"/>
    </style:style>
    <style:style style:name="P15" style:family="paragraph" style:parent-style-name="Standard" style:list-style-name="L5">
      <style:text-properties officeooo:rsid="0012c8fe" officeooo:paragraph-rsid="0012c8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8: Theorizing CS </text:p>
      <text:p text:style-name="P2"/>
      <text:p text:style-name="P2">Vocabulary </text:p>
      <text:list xml:id="list5973637202976193490" text:style-name="L1">
        <text:list-item>
          <text:p text:style-name="P4">A motto = the French motto is “Liberté, Égalité, Fraternité”</text:p>
          <text:list>
            <text:list-header>
              <text:p text:style-name="P4">= une devise </text:p>
            </text:list-header>
          </text:list>
        </text:list-item>
        <text:list-item>
          <text:p text:style-name="P4">Amenities </text:p>
          <text:list>
            <text:list-header>
              <text:p text:style-name="P4">= aménagements </text:p>
            </text:list-header>
          </text:list>
        </text:list-item>
        <text:list-item>
          <text:p text:style-name="P4">A realm = a kingdom </text:p>
          <text:list>
            <text:list-header>
              <text:p text:style-name="P5">= un royaume </text:p>
            </text:list-header>
          </text:list>
        </text:list-item>
        <text:list-item>
          <text:p text:style-name="P5">To argue = to quarrel </text:p>
        </text:list-item>
        <text:list-item>
          <text:p text:style-name="P5">To seek = to look for </text:p>
          <text:list>
            <text:list-header>
              <text:p text:style-name="P5">= chercher </text:p>
            </text:list-header>
          </text:list>
        </text:list-item>
        <text:list-item>
          <text:p text:style-name="P5">Ostensibly = supposedly </text:p>
        </text:list-item>
        <text:list-item>
          <text:p text:style-name="P5">To implement = to realize </text:p>
        </text:list-item>
        <text:list-item>
          <text:p text:style-name="P5">A backdrop </text:p>
          <text:list>
            <text:list-header>
              <text:p text:style-name="P5">= une toile de fond </text:p>
            </text:list-header>
          </text:list>
        </text:list-item>
        <text:list-item>
          <text:p text:style-name="P5">To hassle = To make a fuss </text:p>
          <text:list>
            <text:list-header>
              <text:p text:style-name="P5">= ennuyer, faire des histoires </text:p>
            </text:list-header>
          </text:list>
        </text:list-item>
        <text:list-item>
          <text:p text:style-name="P5">To revolve around </text:p>
          <text:list>
            <text:list-header>
              <text:p text:style-name="P5">= tourner autour </text:p>
            </text:list-header>
          </text:list>
        </text:list-item>
        <text:list-item>
          <text:p text:style-name="P5">At stake </text:p>
          <text:list>
            <text:list-header>
              <text:p text:style-name="P5">= en jeu</text:p>
            </text:list-header>
          </text:list>
        </text:list-item>
      </text:list>
      <text:p text:style-name="P3"/>
      <text:p text:style-name="P3"/>
      <text:p text:style-name="P7"/>
      <text:p text:style-name="P7">Paragraph 1</text:p>
      <text:list xml:id="list3809366399566601612" text:style-name="L3">
        <text:list-item>
          <text:p text:style-name="P8">The most important thing in CS is the human experience and aspect rather than the equipment or where you sleep. </text:p>
        </text:list-item>
        <text:list-item>
          <text:p text:style-name="P9">CS is a revolution which corresponds to the new needs of people. Indeed they are fed up with standardised hotels and want a personified accommodation. </text:p>
        </text:list-item>
        <text:list-item>
          <text:p text:style-name="P9">Nowadays many people work to make the access to the platform easier. </text:p>
        </text:list-item>
      </text:list>
      <text:p text:style-name="P10"/>
      <text:p text:style-name="P10">Paragraph 2</text:p>
      <text:list xml:id="list6850214719152484572" text:style-name="L4">
        <text:list-item>
          <text:p text:style-name="P11">With globalization, people are looking for something new and more authentic that privileges local life. </text:p>
        </text:list-item>
        <text:list-item>
          <text:p text:style-name="P12">Travellers want more personal experiences with hosts, they want to meet foreigners in unique circumstances. Thus they pay more attention to the encounter then to the destination. </text:p>
        </text:list-item>
        <text:list-item>
          <text:p text:style-name="P12">However the possibility to make hazardous encounters is real. </text:p>
        </text:list-item>
      </text:list>
      <text:p text:style-name="P13"/>
      <text:p text:style-name="P14">Paragraph 3</text:p>
      <text:list xml:id="list787640346269228773" text:style-name="L5"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03:30.498000000</meta:creation-date>
    <dc:date>2019-03-21T14:51:39.947000000</dc:date>
    <meta:editing-duration>PT16M45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31" meta:word-count="220" meta:character-count="1145" meta:non-whitespace-character-count="956"/>
  </office:meta>
</office:document-meta>
</file>